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nux Biolinum O" fo:font-size="14pt" officeooo:rsid="001ed10d" officeooo:paragraph-rsid="001ed10d" style:font-size-asian="14pt" style:font-size-complex="14pt"/>
    </style:style>
    <style:style style:name="P2" style:family="paragraph" style:parent-style-name="Standard">
      <style:text-properties style:font-name="Linux Biolinum O" fo:font-size="14pt" officeooo:rsid="001e149f" officeooo:paragraph-rsid="001e149f" style:font-size-asian="14pt" style:font-size-complex="14pt"/>
    </style:style>
    <style:style style:name="P3" style:family="paragraph" style:parent-style-name="Standard">
      <style:text-properties style:font-name="Linux Biolinum O" fo:font-size="14pt" officeooo:rsid="001f6f30" officeooo:paragraph-rsid="001f6f30" style:font-size-asian="14pt" style:font-size-complex="14pt"/>
    </style:style>
    <style:style style:name="P4" style:family="paragraph" style:parent-style-name="Standard">
      <style:text-properties style:font-name="Linux Biolinum O" fo:font-size="14pt" officeooo:rsid="001fc4f1" officeooo:paragraph-rsid="001fc4f1" style:font-size-asian="14pt" style:font-size-complex="14pt"/>
    </style:style>
    <style:style style:name="P5" style:family="paragraph" style:parent-style-name="Standard">
      <style:text-properties style:font-name="Linux Biolinum O" fo:font-size="14pt" officeooo:rsid="002054ef" officeooo:paragraph-rsid="002054ef" style:font-size-asian="14pt" style:font-size-complex="14pt"/>
    </style:style>
    <style:style style:name="P6" style:family="paragraph" style:parent-style-name="Standard">
      <style:text-properties style:font-name="Linux Biolinum O" fo:font-size="14pt" officeooo:rsid="0021ad8e" officeooo:paragraph-rsid="0021ad8e" style:font-size-asian="14pt" style:font-size-complex="14pt"/>
    </style:style>
    <style:style style:name="P7" style:family="paragraph" style:parent-style-name="Standard">
      <style:text-properties style:font-name="Linux Biolinum O" fo:font-size="14pt" officeooo:rsid="0021afab" officeooo:paragraph-rsid="0021afab" style:font-size-asian="14pt" style:font-size-complex="14pt"/>
    </style:style>
    <style:style style:name="P8" style:family="paragraph" style:parent-style-name="Standard">
      <style:text-properties style:font-name="Linux Biolinum O" fo:font-size="14pt" officeooo:rsid="0023813d" officeooo:paragraph-rsid="0023813d" style:font-size-asian="14pt" style:font-size-complex="14pt"/>
    </style:style>
    <style:style style:name="P9" style:family="paragraph" style:parent-style-name="Standard">
      <style:text-properties officeooo:paragraph-rsid="0021ad8e"/>
    </style:style>
    <style:style style:name="P10" style:family="paragraph" style:parent-style-name="Standard">
      <style:text-properties officeooo:paragraph-rsid="0021afab"/>
    </style:style>
    <style:style style:name="P11" style:family="paragraph" style:parent-style-name="Standard">
      <style:text-properties style:font-name="Linux Biolinum O" fo:font-size="14pt" officeooo:rsid="001fc4f1" officeooo:paragraph-rsid="001fc4f1" style:font-size-asian="14pt" style:font-size-complex="14pt"/>
    </style:style>
    <style:style style:name="P12" style:family="paragraph" style:parent-style-name="Standard">
      <style:text-properties style:font-name="Linux Biolinum O" fo:font-size="14pt" officeooo:rsid="001f6f30" officeooo:paragraph-rsid="001f6f30" style:font-size-asian="14pt" style:font-size-complex="14pt"/>
    </style:style>
    <style:style style:name="T1" style:family="text">
      <style:text-properties officeooo:rsid="001f6f30"/>
    </style:style>
    <style:style style:name="T2" style:family="text">
      <style:text-properties style:font-name="Linux Biolinum O" fo:font-size="14pt" officeooo:rsid="0021ad8e" style:font-size-asian="14pt" style:font-size-complex="14pt"/>
    </style:style>
    <style:style style:name="T3" style:family="text">
      <style:text-properties style:font-name="Linux Biolinum O" fo:font-size="14pt" officeooo:rsid="0021afab" style:font-size-asian="14pt" style:font-size-complex="14pt"/>
    </style:style>
    <style:style style:name="T4" style:family="text">
      <style:text-properties officeooo:rsid="0021afab"/>
    </style:style>
    <style:style style:name="T5" style:family="text">
      <style:text-properties fo:font-style="italic"/>
    </style:style>
    <style:style style:name="T6" style:family="text">
      <style:text-properties fo:font-style="italic" fo:font-weight="bold"/>
    </style:style>
    <style:style style:name="T7" style:family="text">
      <style:text-properties officeooo:rsid="00279e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ant: Replizierbarkeit!!!</text:p>
      <text:p text:style-name="P2"/>
      <text:p text:style-name="P2">Who are my users?</text:p>
      <text:p text:style-name="P2"/>
      <text:p text:style-name="P2">What are the crucial points made?</text:p>
      <text:p text:style-name="P2"/>
      <text:p text:style-name="P1">Scenarios:</text:p>
      <text:p text:style-name="P1">- personas need to be substantiated with a quote from a real person</text:p>
      <text:p text:style-name="P1">- what's important to them, what isn't, was bothers them</text:p>
      <text:p text:style-name="P1">- <text:span text:style-name="T1">2 szenarien pro persona</text:span></text:p>
      <text:p text:style-name="P1"/>
      <text:p text:style-name="P3">(induktiv/deduktiv): can also work from a hypothesis: first say what you expect, then try to prove with data</text:p>
      <text:p text:style-name="P3"/>
      <text:p text:style-name="P3">normen/gestaltungsprinzipien verfolgen</text:p>
      <text:p text:style-name="P3">erwartungen formulieren</text:p>
      <text:p text:style-name="P3"/>
      <text:p text:style-name="P3">nutzungskontext</text:p>
      <text:p text:style-name="P3"/>
      <text:p text:style-name="P3"/>
      <text:p text:style-name="P3">quantitavie fragen (multiple choice)</text:p>
      <text:p text:style-name="P3">mitgliederemeinungen relativieren sich weil jeder nur eine gleichgewichtete stimme hat</text:p>
      <text:p text:style-name="P3"/>
      <text:p text:style-name="P3">russische client editing bewerten lassen</text:p>
      <text:p text:style-name="P3"/>
      <text:p text:style-name="P3"/>
      <text:p text:style-name="P3"/>
      <text:p text:style-name="P3"/>
      <text:p text:style-name="P4"/>
      <text:p text:style-name="P4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2:23:00.859845142</meta:creation-date>
    <dc:date>2015-11-11T14:56:51.150346571</dc:date>
    <meta:editing-duration>PT1H32M51S</meta:editing-duration>
    <meta:editing-cycles>4</meta:editing-cycles>
    <meta:generator>LibreOffice/5.0.2.2$Linux_X86_64 LibreOffice_project/00m0$Build-2</meta:generator>
    <meta:document-statistic meta:table-count="0" meta:image-count="0" meta:object-count="0" meta:page-count="1" meta:paragraph-count="14" meta:word-count="83" meta:character-count="584" meta:non-whitespace-character-count="515"/>
  </office:meta>
</office:document-meta>
</file>